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isten diversas iniciativas y movimientos orientados a proteger el contenido web frente al uso no autorizado por sistemas de inteligencia artificial (IA). A continuación, se presenta una lista organizada por categorías que incluye manifiestos, guías, herramientas, legislaciones y estándares relevantes:</text:p>
      <text:p text:style-name="Horizontal_20_Line"/>
      <text:h text:style-name="Heading_20_2" text:outline-level="2">🧭 Manifiestos y Declaraciones Éticas</text:h>
      <text:list text:style-name="L1">
        <text:list-item>
          <text:p text:style-name="P1"><text:span text:style-name="Strong_20_Emphasis">Manifiesto por una Inteligencia Artificial Responsable y Sostenible</text:span><text:line-break/>Impulsado por Forética, este manifiesto promueve el desarrollo de sistemas de IA que respeten la propiedad intelectual, la ciberseguridad y los derechos humanos. </text:p>
        </text:list-item>
        <text:list-item>
          <text:p text:style-name="P1"><text:span text:style-name="Strong_20_Emphasis">Propuesta de Manifiesto de la Universidad Veracruzana</text:span><text:line-break/>Este documento académico aboga por la adaptación de normativas institucionales y leyes de derechos de autor para regular los contenidos generados por IA, especialmente en el ámbito educativo. </text:p>
        </text:list-item>
        <text:list-item>
          <text:p text:style-name="P1"><text:span text:style-name="Strong_20_Emphasis">Recomendación sobre la Ética de la Inteligencia Artificial de la UNESCO</text:span><text:line-break/>Establece principios para garantizar que los sistemas de IA sean auditables, trazables y respeten los derechos humanos, incluyendo la protección de la propiedad intelectual. </text:p>
        </text:list-item>
      </text:list>
      <text:p text:style-name="Horizontal_20_Line"/>
      <text:h text:style-name="Heading_20_2" text:outline-level="2">🛠️ Herramientas y Soluciones Técnicas</text:h>
      <text:list text:style-name="L2">
        <text:list-item>
          <text:p text:style-name="P2"><text:span text:style-name="Strong_20_Emphasis">Configuración de </text:span><text:span text:style-name="Strong_20_Emphasis"><text:span text:style-name="Source_20_Text">robots.txt</text:span></text:span><text:span text:style-name="Strong_20_Emphasis"> y </text:span><text:span text:style-name="Strong_20_Emphasis"><text:span text:style-name="Source_20_Text">llms.txt</text:span></text:span><text:line-break/>Archivos que permiten a los administradores web indicar a los rastreadores de IA que no deben acceder ni utilizar el contenido del sitio para entrenamiento de modelos.</text:p>
        </text:list-item>
        <text:list-item>
          <text:p text:style-name="P2"><text:span text:style-name="Strong_20_Emphasis">Funcionalidades en plataformas como Squarespace</text:span><text:line-break/>Algunas plataformas web ofrecen opciones para bloquear rastreadores de IA mediante configuraciones específicas, como la desactivación de rastreadores en la sección de configuración del sitio. </text:p>
        </text:list-item>
        <text:list-item>
          <text:p text:style-name="P2"><text:span text:style-name="Strong_20_Emphasis">Estándar C2PA (Coalition for Content Provenance and Authenticity)</text:span><text:line-break/>Iniciativa que busca autenticar y verificar la procedencia del contenido digital, ayudando a combatir la manipulación y el uso no autorizado por sistemas de IA. </text:p>
        </text:list-item>
      </text:list>
      <text:p text:style-name="Horizontal_20_Line"/>
      <text:h text:style-name="Heading_20_2" text:outline-level="2">📚 Guías y Buenas Prácticas</text:h>
      <text:list text:style-name="L3">
        <text:list-item>
          <text:p text:style-name="P3"><text:span text:style-name="Strong_20_Emphasis">Guía de Buenas Prácticas en el Uso de la Inteligencia Artificial Ética (PwC y OdiseIA)</text:span><text:line-break/>Ofrece recomendaciones para el uso responsable de la IA, incluyendo la protección de datos y la privacidad diferencial. </text:p>
        </text:list-item>
        <text:list-item>
          <text:p text:style-name="P3"><text:span text:style-name="Strong_20_Emphasis">7 Hábitos de Seguridad y Privacidad al Usar IA (ESET)</text:span><text:line-break/>Consejos prácticos para proteger la información personal y evitar que sea utilizada por sistemas de IA sin consentimiento. </text:p>
        </text:list-item>
        <text:list-item>
          <text:p text:style-name="P3"><text:soft-page-break/><text:span text:style-name="Strong_20_Emphasis">Cómo Proteger la Privacidad en un Mundo Dominado por la IA (EIPOS)</text:span><text:line-break/>Explora técnicas de mejora de la privacidad (PETs) para minimizar la exposición de datos personales frente a sistemas de IA. </text:p>
        </text:list-item>
      </text:list>
      <text:p text:style-name="Horizontal_20_Line"/>
      <text:h text:style-name="Heading_20_2" text:outline-level="2">⚖️ Legislación y Normativas</text:h>
      <text:list text:style-name="L4">
        <text:list-item>
          <text:p text:style-name="P4"><text:span text:style-name="Strong_20_Emphasis">Ley para el Buen Uso y la Gobernanza de la Inteligencia Artificial (España)</text:span><text:line-break/>Anteproyecto de ley que obligará a identificar contenidos generados por IA y establecerá sanciones por su uso indebido, adaptando la legislación española al reglamento europeo. </text:p>
        </text:list-item>
        <text:list-item>
          <text:p text:style-name="P4"><text:span text:style-name="Strong_20_Emphasis">Take It Down Act (EE.UU.)</text:span><text:line-break/>Legislación federal que penaliza la distribución no consentida de imágenes explícitas, incluyendo aquellas generadas por IA, y obliga a las plataformas a retirarlas en un plazo determinado. </text:p>
        </text:list-item>
      </text:list>
      <text:p text:style-name="Horizontal_20_Line"/>
      <text:h text:style-name="Heading_20_2" text:outline-level="2">🧩 Iniciativas Empresariales</text:h>
      <text:list text:style-name="L5">
        <text:list-item>
          <text:p text:style-name="P5"><text:span text:style-name="Strong_20_Emphasis">AI Protection de Google Cloud</text:span><text:line-break/>Herramientas y servicios para proteger las cargas de trabajo de IA, incluyendo la detección de vulnerabilidades y la gestión de amenazas. </text:p>
        </text:list-item>
        <text:list-item>
          <text:p text:style-name="P5"><text:span text:style-name="Strong_20_Emphasis">Security Command Center con AI Protection</text:span><text:line-break/>Plataforma de Google que ofrece una vista centralizada de la seguridad en IA y ayuda a gestionar los riesgos asociados. </text:p>
        </text:list-item>
      </text:list>
      <text:p text:style-name="Horizontal_20_Line"/>
      <text:p text:style-name="Text_20_body">Estas iniciativas reflejan un esfuerzo conjunto de organizaciones, gobiernos y empresas para establecer marcos éticos, legales y técnicos que protejan el contenido web frente al uso no autorizado por sistemas de inteligencia artificia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13:25:07.563000000</meta:creation-date>
    <dc:date>2025-06-14T13:25:29.479000000</dc:date>
    <meta:editing-duration>PT22S</meta:editing-duration>
    <meta:editing-cycles>1</meta:editing-cycles>
    <meta:generator>LibreOffice/24.8.7.2$Windows_X86_64 LibreOffice_project/e07d0a63a46349d29051da79b1fde8160bab2a89</meta:generator>
    <meta:document-statistic meta:table-count="0" meta:image-count="0" meta:object-count="0" meta:page-count="2" meta:paragraph-count="20" meta:word-count="519" meta:character-count="3487" meta:non-whitespace-character-count="2989"/>
  </office:meta>
</office:document-meta>
</file>